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Kongsoya">
            <text:p>Kongsoya</text:p>
          </table:table-cell>
          <table:table-cell office:value-type="string" office:value="radiocarbon">
            <text:p>radiocarbon</text:p>
          </table:table-cell>
          <table:table-cell office:value-type="string" office:value="T-3458">
            <text:p>T-3458</text:p>
          </table:table-cell>
          <table:table-cell office:value-type="float" office:value="78.8877">
            <text:p>78.8877</text:p>
          </table:table-cell>
          <table:table-cell office:value-type="float" office:value="29.241">
            <text:p>29.241</text:p>
          </table:table-cell>
          <table:table-cell office:value-type="float" office:value="5240.0">
            <text:p>5240.0</text:p>
          </table:table-cell>
          <table:table-cell office:value-type="float" office:value="70.0">
            <text:p>70.0</text:p>
          </table:table-cell>
          <table:table-cell office:value-type="string" office:value="Larix">
            <text:p>Larix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29.0">
            <text:p>29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Salvigsen1981">
            <text:p>Salvigsen1981</text:p>
          </table:table-cell>
        </table:table-row>
        <table:table-row>
          <table:table-cell office:value-type="string" office:value="Kongsoya">
            <text:p>Kongsoya</text:p>
          </table:table-cell>
          <table:table-cell office:value-type="string" office:value="radiocarbon">
            <text:p>radiocarbon</text:p>
          </table:table-cell>
          <table:table-cell office:value-type="string" office:value="GSC-3039">
            <text:p>GSC-3039</text:p>
          </table:table-cell>
          <table:table-cell office:value-type="float" office:value="78.8877">
            <text:p>78.8877</text:p>
          </table:table-cell>
          <table:table-cell office:value-type="float" office:value="29.241">
            <text:p>29.241</text:p>
          </table:table-cell>
          <table:table-cell office:value-type="float" office:value="9850.0">
            <text:p>9850.0</text:p>
          </table:table-cell>
          <table:table-cell office:value-type="float" office:value="40.0">
            <text:p>40.0</text:p>
          </table:table-cell>
          <table:table-cell office:value-type="string" office:value="Larix">
            <text:p>Larix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97.5">
            <text:p>97.5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Salvigsen1981">
            <text:p>Salvigsen1981</text:p>
          </table:table-cell>
        </table:table-row>
        <table:table-row>
          <table:table-cell office:value-type="string" office:value="Kongsoya">
            <text:p>Kongsoya</text:p>
          </table:table-cell>
          <table:table-cell office:value-type="string" office:value="radiocarbon">
            <text:p>radiocarbon</text:p>
          </table:table-cell>
          <table:table-cell office:value-type="string" office:value="T-3456">
            <text:p>T-3456</text:p>
          </table:table-cell>
          <table:table-cell office:value-type="float" office:value="78.8877">
            <text:p>78.8877</text:p>
          </table:table-cell>
          <table:table-cell office:value-type="float" office:value="29.241">
            <text:p>29.241</text:p>
          </table:table-cell>
          <table:table-cell office:value-type="float" office:value="8370.0">
            <text:p>8370.0</text:p>
          </table:table-cell>
          <table:table-cell office:value-type="float" office:value="100.0">
            <text:p>100.0</text:p>
          </table:table-cell>
          <table:table-cell office:value-type="string" office:value="Picea">
            <text:p>Picea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55.5">
            <text:p>55.5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Salvigsen1981">
            <text:p>Salvigsen1981</text:p>
          </table:table-cell>
        </table:table-row>
        <table:table-row>
          <table:table-cell office:value-type="string" office:value="Kongsoya">
            <text:p>Kongsoya</text:p>
          </table:table-cell>
          <table:table-cell office:value-type="string" office:value="radiocarbon">
            <text:p>radiocarbon</text:p>
          </table:table-cell>
          <table:table-cell office:value-type="string" office:value="T-3457">
            <text:p>T-3457</text:p>
          </table:table-cell>
          <table:table-cell office:value-type="float" office:value="78.8877">
            <text:p>78.8877</text:p>
          </table:table-cell>
          <table:table-cell office:value-type="float" office:value="29.241">
            <text:p>29.241</text:p>
          </table:table-cell>
          <table:table-cell office:value-type="float" office:value="6760.0">
            <text:p>6760.0</text:p>
          </table:table-cell>
          <table:table-cell office:value-type="float" office:value="90.0">
            <text:p>90.0</text:p>
          </table:table-cell>
          <table:table-cell office:value-type="string" office:value="Picea">
            <text:p>Picea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41.5">
            <text:p>41.5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Salvigsen1981">
            <text:p>Salvigsen1981</text:p>
          </table:table-cell>
        </table:table-row>
        <table:table-row>
          <table:table-cell office:value-type="string" office:value="Kongsoya">
            <text:p>Kongsoya</text:p>
          </table:table-cell>
          <table:table-cell office:value-type="string" office:value="radiocarbon">
            <text:p>radiocarbon</text:p>
          </table:table-cell>
          <table:table-cell office:value-type="string" office:value="T-3459">
            <text:p>T-3459</text:p>
          </table:table-cell>
          <table:table-cell office:value-type="float" office:value="78.8877">
            <text:p>78.8877</text:p>
          </table:table-cell>
          <table:table-cell office:value-type="float" office:value="29.241">
            <text:p>29.241</text:p>
          </table:table-cell>
          <table:table-cell office:value-type="float" office:value="2620.0">
            <text:p>2620.0</text:p>
          </table:table-cell>
          <table:table-cell office:value-type="float" office:value="70.0">
            <text:p>70.0</text:p>
          </table:table-cell>
          <table:table-cell office:value-type="string" office:value="Larix">
            <text:p>Larix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4.7">
            <text:p>14.7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Salvigsen1981">
            <text:p>Salvigsen1981</text:p>
          </table:table-cell>
        </table:table-row>
        <table:table-row>
          <table:table-cell office:value-type="string" office:value="Kongsoya">
            <text:p>Kongsoya</text:p>
          </table:table-cell>
          <table:table-cell office:value-type="string" office:value="radiocarbon">
            <text:p>radiocarbon</text:p>
          </table:table-cell>
          <table:table-cell office:value-type="string" office:value="T-3460">
            <text:p>T-3460</text:p>
          </table:table-cell>
          <table:table-cell office:value-type="float" office:value="78.8877">
            <text:p>78.8877</text:p>
          </table:table-cell>
          <table:table-cell office:value-type="float" office:value="29.241">
            <text:p>29.241</text:p>
          </table:table-cell>
          <table:table-cell office:value-type="float" office:value="750.0">
            <text:p>750.0</text:p>
          </table:table-cell>
          <table:table-cell office:value-type="float" office:value="60.0">
            <text:p>60.0</text:p>
          </table:table-cell>
          <table:table-cell office:value-type="string" office:value="Populus">
            <text:p>Populus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2.2">
            <text:p>2.2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Salvigsen1981">
            <text:p>Salvigsen1981</text:p>
          </table:table-cell>
        </table:table-row>
        <table:table-row>
          <table:table-cell office:value-type="string" office:value="Kongsoya">
            <text:p>Kongsoya</text:p>
          </table:table-cell>
          <table:table-cell office:value-type="string" office:value="radiocarbon">
            <text:p>radiocarbon</text:p>
          </table:table-cell>
          <table:table-cell office:value-type="string" office:value="T-3726">
            <text:p>T-3726</text:p>
          </table:table-cell>
          <table:table-cell office:value-type="float" office:value="78.8877">
            <text:p>78.8877</text:p>
          </table:table-cell>
          <table:table-cell office:value-type="float" office:value="29.241">
            <text:p>29.241</text:p>
          </table:table-cell>
          <table:table-cell office:value-type="float" office:value="4400.0">
            <text:p>4400.0</text:p>
          </table:table-cell>
          <table:table-cell office:value-type="float" office:value="80.0">
            <text:p>80.0</text:p>
          </table:table-cell>
          <table:table-cell office:value-type="string" office:value="Larix">
            <text:p>Larix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24.5">
            <text:p>24.5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Salvigsen1981">
            <text:p>Salvigsen1981</text:p>
          </table:table-cell>
        </table:table-row>
        <table:table-row>
          <table:table-cell office:value-type="string" office:value="Kongsoya">
            <text:p>Kongsoya</text:p>
          </table:table-cell>
          <table:table-cell office:value-type="string" office:value="radiocarbon">
            <text:p>radiocarbon</text:p>
          </table:table-cell>
          <table:table-cell office:value-type="string" office:value="T-3907">
            <text:p>T-3907</text:p>
          </table:table-cell>
          <table:table-cell office:value-type="float" office:value="78.8877">
            <text:p>78.8877</text:p>
          </table:table-cell>
          <table:table-cell office:value-type="float" office:value="29.241">
            <text:p>29.241</text:p>
          </table:table-cell>
          <table:table-cell office:value-type="float" office:value="9180.0">
            <text:p>9180.0</text:p>
          </table:table-cell>
          <table:table-cell office:value-type="float" office:value="130.0">
            <text:p>130.0</text:p>
          </table:table-cell>
          <table:table-cell office:value-type="string" office:value="Whalebone">
            <text:p>Whalebone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0.0">
            <text:p/>
          </table:table-cell>
          <table:table-cell office:value-type="float" office:value="85.5">
            <text:p>85.5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Salvigsen1981">
            <text:p>Salvigsen1981</text:p>
          </table:table-cell>
        </table:table-row>
        <table:table-row>
          <table:table-cell office:value-type="string" office:value="Kongsoya">
            <text:p>Kongsoya</text:p>
          </table:table-cell>
          <table:table-cell office:value-type="string" office:value="radiocarbon">
            <text:p>radiocarbon</text:p>
          </table:table-cell>
          <table:table-cell office:value-type="string" office:value="T-3727">
            <text:p>T-3727</text:p>
          </table:table-cell>
          <table:table-cell office:value-type="float" office:value="78.8877">
            <text:p>78.8877</text:p>
          </table:table-cell>
          <table:table-cell office:value-type="float" office:value="29.241">
            <text:p>29.241</text:p>
          </table:table-cell>
          <table:table-cell office:value-type="float" office:value="110.0">
            <text:p>110.0</text:p>
          </table:table-cell>
          <table:table-cell office:value-type="float" office:value="60.0">
            <text:p>60.0</text:p>
          </table:table-cell>
          <table:table-cell office:value-type="string" office:value="Larix">
            <text:p>Larix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Salvigsen1981">
            <text:p>Salvigsen1981</text:p>
          </table:table-cell>
        </table:table-row>
        <table:table-row>
          <table:table-cell office:value-type="string" office:value="Kongsoya">
            <text:p>Kongsoya</text:p>
          </table:table-cell>
          <table:table-cell office:value-type="string" office:value="radiocarbon">
            <text:p>radiocarbon</text:p>
          </table:table-cell>
          <table:table-cell office:value-type="string" office:value="T-3728">
            <text:p>T-3728</text:p>
          </table:table-cell>
          <table:table-cell office:value-type="float" office:value="78.8877">
            <text:p>78.8877</text:p>
          </table:table-cell>
          <table:table-cell office:value-type="float" office:value="29.241">
            <text:p>29.241</text:p>
          </table:table-cell>
          <table:table-cell office:value-type="float" office:value="2150.0">
            <text:p>2150.0</text:p>
          </table:table-cell>
          <table:table-cell office:value-type="float" office:value="70.0">
            <text:p>70.0</text:p>
          </table:table-cell>
          <table:table-cell office:value-type="string" office:value="Pinus">
            <text:p>Pinus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7.8">
            <text:p>7.8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Salvigsen1981">
            <text:p>Salvigsen1981</text:p>
          </table:table-cell>
        </table:table-row>
        <table:table-row>
          <table:table-cell office:value-type="string" office:value="Kongsoya">
            <text:p>Kongsoya</text:p>
          </table:table-cell>
          <table:table-cell office:value-type="string" office:value="radiocarbon">
            <text:p>radiocarbon</text:p>
          </table:table-cell>
          <table:table-cell office:value-type="string" office:value="T-3729">
            <text:p>T-3729</text:p>
          </table:table-cell>
          <table:table-cell office:value-type="float" office:value="78.8877">
            <text:p>78.8877</text:p>
          </table:table-cell>
          <table:table-cell office:value-type="float" office:value="29.241">
            <text:p>29.241</text:p>
          </table:table-cell>
          <table:table-cell office:value-type="float" office:value="3110.0">
            <text:p>3110.0</text:p>
          </table:table-cell>
          <table:table-cell office:value-type="float" office:value="80.0">
            <text:p>80.0</text:p>
          </table:table-cell>
          <table:table-cell office:value-type="string" office:value="Larix">
            <text:p>Larix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3.5">
            <text:p>13.5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Salvigsen1981">
            <text:p>Salvigsen1981</text:p>
          </table:table-cell>
        </table:table-row>
        <table:table-row>
          <table:table-cell office:value-type="string" office:value="Kongsoya">
            <text:p>Kongsoya</text:p>
          </table:table-cell>
          <table:table-cell office:value-type="string" office:value="radiocarbon">
            <text:p>radiocarbon</text:p>
          </table:table-cell>
          <table:table-cell office:value-type="string" office:value="T-3733">
            <text:p>T-3733</text:p>
          </table:table-cell>
          <table:table-cell office:value-type="float" office:value="78.8877">
            <text:p>78.8877</text:p>
          </table:table-cell>
          <table:table-cell office:value-type="float" office:value="29.241">
            <text:p>29.241</text:p>
          </table:table-cell>
          <table:table-cell office:value-type="float" office:value="5850.0">
            <text:p>5850.0</text:p>
          </table:table-cell>
          <table:table-cell office:value-type="float" office:value="70.0">
            <text:p>70.0</text:p>
          </table:table-cell>
          <table:table-cell office:value-type="string" office:value="Larix">
            <text:p>Larix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34.1">
            <text:p>34.1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Salvigsen1981">
            <text:p>Salvigsen1981</text:p>
          </table:table-cell>
        </table:table-row>
        <table:table-row>
          <table:table-cell office:value-type="string" office:value="Kongsoya">
            <text:p>Kongsoya</text:p>
          </table:table-cell>
          <table:table-cell office:value-type="string" office:value="radiocarbon">
            <text:p>radiocarbon</text:p>
          </table:table-cell>
          <table:table-cell office:value-type="string" office:value="T-3731">
            <text:p>T-3731</text:p>
          </table:table-cell>
          <table:table-cell office:value-type="float" office:value="78.8877">
            <text:p>78.8877</text:p>
          </table:table-cell>
          <table:table-cell office:value-type="float" office:value="29.241">
            <text:p>29.241</text:p>
          </table:table-cell>
          <table:table-cell office:value-type="float" office:value="8080.0">
            <text:p>8080.0</text:p>
          </table:table-cell>
          <table:table-cell office:value-type="float" office:value="110.0">
            <text:p>110.0</text:p>
          </table:table-cell>
          <table:table-cell office:value-type="string" office:value="Whalebone">
            <text:p>Whalebone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0.0">
            <text:p/>
          </table:table-cell>
          <table:table-cell office:value-type="float" office:value="47.5">
            <text:p>47.5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Salvigsen1981">
            <text:p>Salvigsen1981</text:p>
          </table:table-cell>
        </table:table-row>
        <table:table-row>
          <table:table-cell office:value-type="string" office:value="Kongsoya">
            <text:p>Kongsoya</text:p>
          </table:table-cell>
          <table:table-cell office:value-type="string" office:value="radiocarbon">
            <text:p>radiocarbon</text:p>
          </table:table-cell>
          <table:table-cell office:value-type="string" office:value="T-3730">
            <text:p>T-3730</text:p>
          </table:table-cell>
          <table:table-cell office:value-type="float" office:value="78.8877">
            <text:p>78.8877</text:p>
          </table:table-cell>
          <table:table-cell office:value-type="float" office:value="29.241">
            <text:p>29.241</text:p>
          </table:table-cell>
          <table:table-cell office:value-type="float" office:value="3970.0">
            <text:p>3970.0</text:p>
          </table:table-cell>
          <table:table-cell office:value-type="float" office:value="80.0">
            <text:p>80.0</text:p>
          </table:table-cell>
          <table:table-cell office:value-type="string" office:value="Pinus">
            <text:p>Pinus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21.0">
            <text:p>2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Salvigsen1981">
            <text:p>Salvigsen198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